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yingCascadingRuntimeException.getExtra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ingCascadingRuntime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ingCascadingRuntimeExceptio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ingCascadingRuntimeException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ingCascadingRuntimeException.NotifyingCascadingRuntime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ifyingCascadingRuntimeException.get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ingCascadingRuntimeException.NotifyingCascadingRuntim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ifyingCascadingRuntimeExcep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ingCascadingRuntimeException.NotifyingCascadingRuntimeException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ifyingCascadingRuntimeExcep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